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language="de" fo:country="DE" style:text-underline-style="solid" style:text-underline-width="auto" style:text-underline-color="font-color" fo:font-weight="bold" officeooo:rsid="001d1052" officeooo:paragraph-rsid="001d1052" style:font-weight-asian="bold" style:font-weight-complex="bold"/>
    </style:style>
    <style:style style:name="P2" style:family="paragraph" style:parent-style-name="Standard">
      <style:text-properties fo:language="de" fo:country="DE" style:text-underline-style="solid" style:text-underline-width="auto" style:text-underline-color="font-color" fo:font-weight="normal" officeooo:rsid="001d7fe1" officeooo:paragraph-rsid="001d7fe1" style:font-weight-asian="normal" style:font-weight-complex="normal"/>
    </style:style>
    <style:style style:name="P3" style:family="paragraph" style:parent-style-name="Standard">
      <style:text-properties fo:language="de" fo:country="DE" style:text-underline-style="none" fo:font-weight="bold" officeooo:rsid="001d7fe1" officeooo:paragraph-rsid="001d7fe1" style:font-weight-asian="bold" style:font-weight-complex="bold"/>
    </style:style>
    <style:style style:name="P4" style:family="paragraph" style:parent-style-name="Standard">
      <style:text-properties fo:language="de" fo:country="DE" style:text-underline-style="none" fo:font-weight="normal" officeooo:rsid="001d7fe1" officeooo:paragraph-rsid="001d7fe1"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tizen für den Bericht</text:p>
      <text:p text:style-name="P2"/>
      <text:p text:style-name="P3">Kapitel 3</text:p>
      <text:p text:style-name="P4">Probleme/Erläuterungen für Bericht:</text:p>
      <text:p text:style-name="P4">- wie weit Feature Engineering beschreiben, wenn Fokus später auf DL liegt?</text:p>
      <text:p text:style-name="P4">- Wieviele Möglichkeiten von BoW beschreiben?</text:p>
      <text:p text:style-name="P4">- Beispiel von Monkey Learning war gut, musste aber übersetzt werden. hier ist die deutsche sprache wieder problematisch, wegen den konjugation etc. einige wörter wurden ausgetauscht</text:p>
      <text:p text:style-name="P4">- die idee bei diesem teil war es, dass sehr einfach ein paar grundzüge und herangehensweisen von klassifikation erklärt werden können</text:p>
      <text:p text:style-name="P4"><text:s text:c="4"/>- wahl des verfahrens: wurde hier abgenommen, wird später dann genauer erläutert</text:p>
      <text:p text:style-name="P4"><text:s text:c="4"/>- inhalt: was ist das verfahren überhaupt? eine auseinandersetzung mit verfahren ist vorteilhaft, es wurde aber wert darauf gelegt, dass es nicht zu tief in die materie geht, vor allem was den mathematischen aspekt angeht. deshalb wurde die mathematik einfach gehalten und ausreichend erklärt.</text:p>
      <text:p text:style-name="P4"><text:s text:c="4"/>- mathematik: jedes verfahren basiert natürlich auf einer mathematik. geisteswissenschaftler, also auch dhler, scheuen sich aber etwas davor, da der umgang mit formeln nicht geübt ist wie bei informatikern, mathematiker oder allgemein naturwissenschaftlern. hier ist es also wichtig, die mathematik gut und einfach zu erklären und vor allem mathematik, die nicht gebraucht wird, wegzulassen. zu viel sollte m.E. jedoch nicht weggelassen werden, da ein basis verständnis hilft, die verfahren zu verstehen. da in späteren kapiteln der anteil der mathematik zunehmen würde, wurden hier basis rechnung ausführlich erklärt, damit der leser ein verständnis dafür bekommt, ohne abgeschreckt zu werden.</text:p>
      <text:p text:style-name="P4"><text:s text:c="4"/>- info boxen: für diese wurde sich bewusst entschieden, da sie nicht direkt in den text gepasst haben, aber wichtig sind. feature engineering und bow wurden mit einem satz im "fließtext" erklärt und in der info box etwas ausführlicher beleuchtet.</text:p>
      <text:p text:style-name="P4"><text:s text:c="4"/>- einfaches bespiel ohne programmierung: ich finde, dass rechenbeispiele sehr gut helfen, ein verfahren zu verstehen. hätte ich hier direkt mit einem sci kit learn beispiel angefangen, wäre ein tieferes verständnis von naive bayes nicht gegeben. der leser könnte zwar daten klassifizieren, was sci kit learn aber eigentlich im hintergrund macht, bleibt ihm verwehrt. deswegen wurde hier sehr sehr ausfürlich das verfahren per Hand gerechnet. der leser versteht so, was eigentlich gemacht werden und kann sich vorstellen, wieso ein programmiermehtode sinnvoll ist, vor allem bei vielen Daten. dieses einfache beispiel ist sinnbildlich für die funktionsweise von textklassifikationsverfahren. es war jedoch klar/ es wurde sich bewusst dazu entschieden, nicht für jedes weitere verfahren ein händisches rechenbeispiel zu liefern, da dies zu viel des guten wäre und sich zu vieles wiederholen würde. in nächsten verfahren, logistic regression, soll dies noch einmal wiederholt, damit sollte eine gute intuition gegeben sein, was der computer da eigentlich rechnet.</text:p>
      <text:p text:style-name="P4"><text:s text:c="4"/>- relevanz des kapitels: dieses kapitel ist sehr zentral für die tutorial reihe. ich erkläre viele konzepte, ideen und schließe wichtige wissenslücken. auf all das komme ich aber nochmal zurück und das wissen, was hier vermittelt, ist grundlegend für die klassifikation mit dl. deshalb ist es auch sehr ausführlich, teilweise schon sehr simpel. Ich fand das aber wichtig, da diese Dinge, die hier erklärt wurden, 100% verstanden werden müssen, um die Text klassifikation mit DL Modellen zu verstehen, vor allem weil da viele neue dinge kommen, bei denen es nur unmotivierend wäre, ohne vorwissen hinzugehen. Ein paar Beispiele wären dense und sparse Matrizen, fit_transform.</text:p>
      <text:p text:style-name="P4"><text:s text:c="4"/>- wichtig war mir hier auch, einen sehr kleinen datensatz zu verwenden, der auch dafür hinhalten kann, es per hand durchzurechenen wie in abschnitt ??. so kann man auch bei den scikit learn implementierungen die outputs gut verstehen, da man die Matrizen gut zurücktransformieren kann in eine verständliche Repräsentation.</text:p>
      <text:p text:style-name="P4"><text:s text:c="4"/>- sci kit learn:</text:p>
      <text:p text:style-name="P4"><text:s text:c="4"/>- datensatz mit naive bayes:</text:p>
      <text:p text:style-name="P4"><text:s text:c="4"/>- erweiterung mit tf idf und n-gramme: ICH: vllt erst nächstes kapit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1T15:42:58.245189104</meta:creation-date>
    <dc:date>2019-08-21T15:44:18.239640314</dc:date>
    <meta:editing-duration>PT1M25S</meta:editing-duration>
    <meta:editing-cycles>2</meta:editing-cycles>
    <meta:generator>LibreOffice/6.0.7.3$Linux_X86_64 LibreOffice_project/00m0$Build-3</meta:generator>
    <meta:document-statistic meta:table-count="0" meta:image-count="0" meta:object-count="0" meta:page-count="1" meta:paragraph-count="17" meta:word-count="595" meta:character-count="4027" meta:non-whitespace-character-count="3409"/>
  </office:meta>
</office:document-meta>
</file>